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5-02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4-01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3-02-1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2-01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0-12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0-09-0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20-01-2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9-02-07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8-08-0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8-01-1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7-02-02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6-09-2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6-02-0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5-07-09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5-01-2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4-09-16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4-01-1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3-08-0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3-01-0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2-09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1-12-1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1-09-2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1-01-1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10-01-26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9-01-0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8-10-0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8-01-1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7-10-3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7-01-0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6-09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6-01-1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5-01-2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4-11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4-09-17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4-04-1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4-02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3-09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3-04-1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3-01-2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2-11-1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2-09-1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2-06-0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2-05-08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2-01-2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1-10-0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1-05-0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1-02-21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0-12-0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2000-01-2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9-01-2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8-01-3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7-01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6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5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90-01-25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8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3616" calcext:value-type="float">
            <text:p>128.7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4784" calcext:value-type="float">
            <text:p>106.0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7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303702</text:p>
          </table:table-cell>
          <table:table-cell office:value-type="string" calcext:value-type="string">
            <text:p>196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